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017916" officeooo:paragraph-rsid="00017916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17916"/>
    </style:style>
    <style:style style:name="T1" style:family="text">
      <style:text-properties officeooo:rsid="00017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calMaxDynMip</text:p>
      <text:p text:style-name="P1">HCAL_maxDynamicRange_MIP</text:p>
      <text:p text:style-name="P2">0.0</text:p>
      <text:p text:style-name="P2">No electronics dynamic range</text:p>
      <text:p text:style-name="P2"/>
      <text:p text:style-name="P1">applyHcalDigi</text:p>
      <text:p text:style-name="P1">HCAL_apply_realistic_digi</text:p>
      <text:p text:style-name="P2">Not Set (0 default)</text:p>
      <text:p text:style-name="P2">No scintillator digi</text:p>
      <text:p text:style-name="P1"/>
      <text:p text:style-name="P1">_misCalibHcal_uncorrel</text:p>
      <text:p text:style-name="P1">HCAL_miscalibration_uncorrel</text:p>
      <text:p text:style-name="P2">Not Set (0.f default)</text:p>
      <text:p text:style-name="P2">No miscalibration simulated</text:p>
      <text:p text:style-name="P1"/>
      <text:p text:style-name="P1">_misCalibHcal_correl</text:p>
      <text:p text:style-name="P1">HCAL_miscalibration_correl</text:p>
      <text:p text:style-name="P2">Not Set (0.f default)</text:p>
      <text:p text:style-name="P3"><text:span text:style-name="T1">No miscalibration simulated</text:span></text:p>
      <text:p text:style-name="P1"/>
      <text:p text:style-name="P1">_deadCellFractionHcal</text:p>
      <text:p text:style-name="P1">HCAL_deadCellRate</text:p>
      <text:p text:style-name="P2">No dead cell 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Green</meta:initial-creator>
    <meta:creation-date>2015-10-08T10:11:15.518204045</meta:creation-date>
    <dc:date>2015-10-08T10:23:15.363142917</dc:date>
    <dc:creator>Steven Green</dc:creator>
    <meta:editing-duration>P0D</meta:editing-duration>
    <meta:editing-cycles>1</meta:editing-cycles>
    <meta:document-statistic meta:table-count="0" meta:image-count="0" meta:object-count="0" meta:page-count="1" meta:paragraph-count="19" meta:word-count="40" meta:character-count="392" meta:non-whitespace-character-count="371"/>
    <meta:generator>LibreOffice/4.2.8.2$Linux_X86_64 LibreOffice_project/420$Build-2</meta:generator>
  </office:meta>
</office:document-meta>
</file>